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Les outils à votre disposition</text:p>
      <text:p text:style-name="Author">Damien Belvèze</text:p>
      <text:p text:style-name="Date">26/08/2022</text:p>
      <text:h text:style-name="Heading_20_1" text:outline-level="1"><text:bookmark-start text:name="vos-yeux-et-votre-raisonnement"/>Vos yeux et votre raisonnement<text:bookmark-end text:name="vos-yeux-et-votre-raisonnement"/></text:h>
      <text:p text:style-name="First_20_paragraph">…et votre instinct bien sûr. Il n’y a pas d’outil magique type “presse-bouton”, qui permet de repérer tout de suite des images traffiquées ou décontextualisées. Les outils que nous vous proposons ci-dessous doivent entrer dans un raisonnement global sur le document à investiguer. Parmi ces outils, les moteurs de recherche inverse d’images occupent une place centrale. Sauf si les images sont très récentes, ces moteurs permettent de trouver des images équivalentes publiées ailleurs sur d’autres sites fournissant des éléments de contexte.</text:p>
      <text:h text:style-name="Heading_20_1" text:outline-level="1"><text:bookmark-start text:name="les-moteurs-de-recherche-inverse-dimages"/>Les moteurs de recherche inverse d’images<text:bookmark-end text:name="les-moteurs-de-recherche-inverse-dimages"/></text:h>
      <text:list text:style-name="L1">
        <text:list-item>
          <text:p text:style-name="P1"><text:a xlink:type="simple" xlink:href="https://images.google.com" office:name=""><text:span text:style-name="Definition">Google Images</text:span></text:a>. Le plus populaire de ces moteurs.</text:p>
        </text:list-item>
        <text:list-item>
          <text:p text:style-name="P1"><text:a xlink:type="simple" xlink:href="https://yandex.ru" office:name=""><text:span text:style-name="Definition">Yandex</text:span></text:a>, voir la <text:a xlink:type="simple" xlink:href="https://yandex.com/" office:name=""><text:span text:style-name="Definition">version anglophone</text:span></text:a>. De l’avis des journalistes ou des amateurs qui font de la recherche en science ouverte, yandex propose une recherche inverse d’images souvent plus efficace que Google images, même s’ils recommandent aussi d’utiliser les deux outils.</text:p>
        </text:list-item>
        <text:list-item>
          <text:p text:style-name="P1"><text:a xlink:type="simple" xlink:href="https://tineye.com" office:name=""><text:span text:style-name="Definition">Tineye</text:span></text:a>. Ce moteur de recherche inverse d’images a un index plus restreint que les deux outils précédemment cités, mais il permet de classer les résultats par date d’indexation : il est possible de trouver rapidement quelles versions de l’image rechercheée sont apparues les premières.</text:p>
        </text:list-item>
      </text:list>
      <text:h text:style-name="Heading_20_1" text:outline-level="1"><text:bookmark-start text:name="invid"/>Invid<text:bookmark-end text:name="invid"/></text:h>
      <text:p text:style-name="First_20_paragraph"><text:a xlink:type="simple" xlink:href="https://www.invid-project.eu" office:name=""><text:span text:style-name="Definition">Invid</text:span></text:a> est une solution complète, développée par des chercheurs français pour le compte de l’AFP, qui permet de mener des analyses sur les images, sur leurs métadonnées ou tout simplement qui facilitent (en lien avec Google Images) la recherche inverse d’images. Invid peut être chargé sous forme d’extension au navigateur. Cliquer sur EN pour passer en version française.</text:p>
      <text:list text:style-name="L2">
        <text:list-item>
          <text:p text:style-name="P2">Analyse : si on dispose d’une adresse de vidéo Youtube ou Twitter, on peut obtenir des métadonnées (date notamment) sur la vidéo</text:p>
        </text:list-item>
        <text:list-item>
          <text:p text:style-name="P2">Images-clé (keyframes en anglais) : permet de découper la vidéo en une série de captures afin de faciliter la recherche inverse d’images (avec Google images)</text:p>
        </text:list-item>
        <text:list-item>
          <text:p text:style-name="P2">Metadata : pour obtenir des métadonnées sur une vidéo (date de création et localisation quand elles n’ont pas été effacées lors du chargement de la photo en ligne)</text:p>
        </text:list-item>
        <text:list-item>
          <text:p text:style-name="P2">Twitter search : pour plus d’efficacité, Invid incorpore la recherche avancée de Twitter</text:p>
        </text:list-item>
        <text:list-item>
          <text:p text:style-name="P2">Forensic : applique différents calculs sur l’image afin de repérer des modifications éventuelles dans l’histoire du fichier. Dans cette activité on présente succinctement l’ELA (Error Level Analysis). Voir plus d’informations sur <text:a xlink:type="simple" xlink:href="https://www.fotoforensics.com/" office:name=""><text:span text:style-name="Definition">Fotoforensic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Les outils à votre disposition</dc:title>
    <dc:description/>
    <dc:subject/>
    <meta:keyword/>
    <meta:initial-creator>Damien Belvèze</meta:initial-creator>
    <dc:creator>Damien Belvèze</dc:creator>
    <meta:creation-date>2022-08-26T06:30:36Z</meta:creation-date>
    <dc:date>2022-08-26T06:30:36Z</dc:date>
    <meta:user-defined meta:name="date" meta:value-type="string">26/08/2022</meta:user-defined>
  </office:meta>
</office:document-meta>
</file>